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paragraph-properties fo:break-before="page"/>
      <style:text-properties fo:font-variant="small-caps" officeooo:rsid="00323523" officeooo:paragraph-rsid="001ed0df"/>
    </style:style>
    <style:style style:name="P20" style:family="paragraph" style:parent-style-name="Text_20_body">
      <style:paragraph-properties fo:break-before="page"/>
      <style:text-properties fo:font-variant="small-caps" officeooo:rsid="00323523" officeooo:paragraph-rsid="0021196a"/>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4009"/>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officeooo:rsid="0041fcbd"/>
    </style:style>
    <style:style style:name="T48" style:family="text">
      <style:text-properties officeooo:rsid="0048e613"/>
    </style:style>
    <style:style style:name="T4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7">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9"/>
      </text:section>
      <text:p text:style-name="P9"><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48">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8">Figure 6</text:span></text:a><text:bookmark-end text:name="Figure 6 (Text)"/><text:span text:style-name="T48"> is the result.</text:span></text:p>
        <text:p text:style-name="P22">No native histogram option exists, so similar workaround steps were performed to create it as shown for Excel. </text:p>
      </text:section>
      <text:p text:style-name="P18"/>
      <text:p text:style-name="P18"><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4T18:27:14.147000000</dc:date>
    <meta:editing-duration>PT3H10M25S</meta:editing-duration>
    <meta:editing-cycles>40</meta:editing-cycles>
    <meta:generator>LibreOffice/6.3.6.2$Windows_X86_64 LibreOffice_project/2196df99b074d8a661f4036fca8fa0cbfa33a497</meta:generator>
    <meta:document-statistic meta:table-count="0" meta:image-count="6" meta:object-count="0" meta:page-count="6" meta:paragraph-count="25" meta:word-count="1283" meta:character-count="7763" meta:non-whitespace-character-count="6501"/>
  </office:meta>
</office:document-meta>
</file>